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officeooo:rsid="0035b5da" officeooo:paragraph-rsid="0035b5da"/>
    </style:style>
    <style:style style:name="P3" style:family="paragraph" style:parent-style-name="Standard">
      <style:text-properties style:font-name="Bitstream Charter" fo:font-style="normal" fo:font-weight="normal" officeooo:rsid="0032ccce" officeooo:paragraph-rsid="0035b5da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style:font-name="Bitstream Charter" officeooo:rsid="0009cfd4" officeooo:paragraph-rsid="0009cfd4"/>
    </style:style>
    <style:style style:name="P5" style:family="paragraph" style:parent-style-name="Standard" style:list-style-name="L1">
      <style:text-properties style:font-name="Bitstream Charter" officeooo:rsid="0035b5da" officeooo:paragraph-rsid="0035b5da"/>
    </style:style>
    <style:style style:name="P6" style:family="paragraph" style:parent-style-name="Standard" style:list-style-name="L1">
      <style:text-properties style:font-name="Bitstream Charter" officeooo:rsid="003808c2" officeooo:paragraph-rsid="003808c2"/>
    </style:style>
    <style:style style:name="P7" style:family="paragraph" style:parent-style-name="Standard" style:list-style-name="L1">
      <style:text-properties style:font-name="Bitstream Charter" fo:font-style="normal" officeooo:rsid="003c2427" officeooo:paragraph-rsid="003c2427" style:font-style-asian="normal" style:font-style-complex="normal"/>
    </style:style>
    <style:style style:name="P8" style:family="paragraph" style:parent-style-name="Standard" style:list-style-name="L1">
      <style:text-properties style:font-name="Bitstream Charter" fo:font-style="normal" officeooo:rsid="003d7d0a" officeooo:paragraph-rsid="003d7d0a" style:font-style-asian="normal" style:font-style-complex="normal"/>
    </style:style>
    <style:style style:name="P9" style:family="paragraph" style:parent-style-name="Standard" style:list-style-name="L1">
      <style:text-properties style:font-name="Bitstream Charter" fo:font-style="normal" officeooo:rsid="003d186c" officeooo:paragraph-rsid="003d186c" style:font-style-asian="normal" style:font-style-complex="normal"/>
    </style:style>
    <style:style style:name="P10" style:family="paragraph" style:parent-style-name="Standard" style:list-style-name="L1">
      <style:text-properties style:font-name="Bitstream Charter" fo:font-style="normal" officeooo:rsid="003f6ac9" officeooo:paragraph-rsid="003f6ac9" style:font-style-asian="normal" style:font-style-complex="normal"/>
    </style:style>
    <style:style style:name="P11" style:family="paragraph" style:parent-style-name="Standard" style:list-style-name="L1">
      <style:text-properties style:font-name="Bitstream Charter" fo:font-style="normal" officeooo:rsid="0041a321" officeooo:paragraph-rsid="004476eb" style:font-style-asian="normal" style:font-style-complex="normal"/>
    </style:style>
    <style:style style:name="P12" style:family="paragraph" style:parent-style-name="Standard" style:list-style-name="L1">
      <style:text-properties style:font-name="Bitstream Charter" fo:font-style="normal" officeooo:rsid="0041a321" officeooo:paragraph-rsid="004641b3" style:font-style-asian="normal" style:font-style-complex="normal"/>
    </style:style>
    <style:style style:name="P13" style:family="paragraph" style:parent-style-name="Standard" style:list-style-name="L1">
      <style:text-properties style:font-name="Bitstream Charter" fo:font-style="normal" officeooo:rsid="00485eb0" officeooo:paragraph-rsid="00485eb0" style:font-style-asian="normal" style:font-style-complex="normal"/>
    </style:style>
    <style:style style:name="P14" style:family="paragraph" style:parent-style-name="Standard" style:list-style-name="L1">
      <style:text-properties style:font-name="Bitstream Charter" fo:font-style="italic" officeooo:rsid="003f6ac9" officeooo:paragraph-rsid="004641b3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485eb0" officeooo:paragraph-rsid="00485eb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weight="bold" officeooo:rsid="003ab81d" officeooo:paragraph-rsid="003ab81d" style:font-weight-asian="bold" style:font-weight-complex="bold"/>
    </style:style>
    <style:style style:name="P17" style:family="paragraph" style:parent-style-name="Standard" style:list-style-name="L1">
      <style:text-properties style:font-name="Bitstream Charter" fo:font-weight="bold" officeooo:rsid="003ab81d" officeooo:paragraph-rsid="005adc66" style:font-weight-asian="bold" style:font-weight-complex="bold"/>
    </style:style>
    <style:style style:name="P18" style:family="paragraph" style:parent-style-name="Standard" style:list-style-name="L1">
      <style:text-properties style:font-name="Bitstream Charter" fo:font-weight="normal" officeooo:rsid="0059d310" officeooo:paragraph-rsid="005adc66" style:font-weight-asian="normal" style:font-weight-complex="normal"/>
    </style:style>
    <style:style style:name="P19" style:family="paragraph" style:parent-style-name="Standard" style:list-style-name="L1">
      <style:text-properties fo:color="#cc0000" style:font-name="Bitstream Charter" fo:font-style="italic" fo:font-weight="bold" officeooo:rsid="003c2427" officeooo:paragraph-rsid="003c2427" style:font-style-asian="italic" style:font-weight-asian="bold" style:font-style-complex="italic" style:font-weight-complex="bold"/>
    </style:style>
    <style:style style:name="P20" style:family="paragraph" style:parent-style-name="Standard" style:list-style-name="L1">
      <style:text-properties fo:color="#cc0000" style:font-name="Bitstream Charter" fo:font-style="italic" fo:font-weight="bold" officeooo:rsid="003c2427" officeooo:paragraph-rsid="004f5cd0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fo:color="#cc0000" style:font-name="Bitstream Charter" fo:font-style="italic" fo:font-weight="bold" officeooo:rsid="003c2427" officeooo:paragraph-rsid="0051bb21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fo:color="#cc0000" style:font-name="Bitstream Charter" fo:font-style="italic" fo:font-weight="bold" officeooo:rsid="003c2427" officeooo:paragraph-rsid="0052bf2a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fo:color="#cc0000" style:font-name="Bitstream Charter" fo:font-style="italic" fo:font-weight="bold" officeooo:rsid="003d186c" officeooo:paragraph-rsid="003d186c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fo:color="#cc0000" style:font-name="Bitstream Charter" fo:font-style="italic" fo:font-weight="bold" officeooo:rsid="003f6ac9" officeooo:paragraph-rsid="003f6ac9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color="#cc0000" style:font-name="Bitstream Charter" fo:font-style="italic" fo:font-weight="bold" officeooo:rsid="003f6ac9" officeooo:paragraph-rsid="0041a321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fo:color="#cc0000" style:font-name="Bitstream Charter" fo:font-style="italic" fo:font-weight="bold" officeooo:rsid="003f6ac9" officeooo:paragraph-rsid="004641b3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text-properties fo:color="#cc0000" style:font-name="Bitstream Charter" fo:font-style="italic" fo:font-weight="bold" officeooo:rsid="00485eb0" officeooo:paragraph-rsid="00485eb0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text-properties fo:color="#9900ff" style:font-name="Bitstream Charter" fo:font-style="normal" fo:font-weight="bold" officeooo:rsid="004b8ac2" officeooo:paragraph-rsid="00485eb0" style:font-style-asian="normal" style:font-weight-asian="bold" style:font-style-complex="normal" style:font-weight-complex="bold"/>
    </style:style>
    <style:style style:name="P29" style:family="paragraph" style:parent-style-name="Standard" style:list-style-name="L1">
      <style:text-properties fo:color="#9900ff" style:font-name="Bitstream Charter" fo:font-style="normal" fo:font-weight="bold" officeooo:rsid="0052d53a" officeooo:paragraph-rsid="0054a141" style:font-style-asian="normal" style:font-weight-asian="bold" style:font-style-complex="normal" style:font-weight-complex="bold"/>
    </style:style>
    <style:style style:name="P30" style:family="paragraph" style:parent-style-name="Standard" style:list-style-name="L1">
      <style:text-properties fo:color="#9900ff" style:font-name="Bitstream Charter" fo:font-style="normal" fo:font-weight="bold" officeooo:rsid="0054a141" officeooo:paragraph-rsid="0055e514" style:font-style-asian="normal" style:font-weight-asian="bold" style:font-style-complex="normal" style:font-weight-complex="bold"/>
    </style:style>
    <style:style style:name="P31" style:family="paragraph" style:parent-style-name="Standard" style:list-style-name="L1">
      <style:text-properties fo:color="#000000" style:font-name="Bitstream Charter" fo:font-style="normal" fo:font-weight="normal" officeooo:rsid="004b8ac2" officeooo:paragraph-rsid="004b8ac2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fo:color="#000000" style:font-name="Bitstream Charter" fo:font-style="normal" fo:font-weight="normal" officeooo:rsid="004b8ac2" officeooo:paragraph-rsid="0055e514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fo:color="#000000" style:font-name="Bitstream Charter" fo:font-style="normal" fo:font-weight="normal" officeooo:rsid="004dd019" officeooo:paragraph-rsid="004f5cd0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color="#000000" style:font-name="Bitstream Charter" fo:font-style="normal" fo:font-weight="normal" officeooo:rsid="003c2427" officeooo:paragraph-rsid="0051bb21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color="#000000" style:font-name="Bitstream Charter" fo:font-style="normal" fo:font-weight="normal" officeooo:rsid="0041a321" officeooo:paragraph-rsid="0052bf2a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color="#000000" style:font-name="Bitstream Charter" fo:font-style="normal" fo:font-weight="normal" officeooo:rsid="0041a321" officeooo:paragraph-rsid="0052d53a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color="#000000" style:font-name="Bitstream Charter" fo:font-style="normal" fo:font-weight="normal" officeooo:rsid="0055e514" officeooo:paragraph-rsid="0055e514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color="#000000" style:font-name="Bitstream Charter" fo:font-style="normal" fo:font-weight="normal" officeooo:rsid="0056a1a5" officeooo:paragraph-rsid="0056a1a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5e514" style:font-style-asian="italic" style:font-style-complex="italic"/>
    </style:style>
    <style:style style:name="T3" style:family="text">
      <style:text-properties style:font-name="Bitstream Charter" officeooo:rsid="003808c2"/>
    </style:style>
    <style:style style:name="T4" style:family="text">
      <style:text-properties officeooo:rsid="003414bb"/>
    </style:style>
    <style:style style:name="T5" style:family="text">
      <style:text-properties officeooo:rsid="00397d7e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fo:color="#cc0000" fo:font-weight="bold" officeooo:rsid="00397d7e" style:font-weight-asian="bold" style:font-weight-complex="bold"/>
    </style:style>
    <style:style style:name="T8" style:family="text">
      <style:text-properties fo:color="#cc0000" fo:font-weight="bold" officeooo:rsid="004476eb" style:font-weight-asian="bold" style:font-weight-complex="bold"/>
    </style:style>
    <style:style style:name="T9" style:family="text">
      <style:text-properties fo:color="#cc0000" fo:font-weight="bold" officeooo:rsid="0041a321" style:font-weight-asian="bold" style:font-weight-complex="bold"/>
    </style:style>
    <style:style style:name="T10" style:family="text">
      <style:text-properties fo:font-style="normal" officeooo:rsid="004476eb" style:font-style-asian="normal" style:font-style-complex="normal"/>
    </style:style>
    <style:style style:name="T11" style:family="text">
      <style:text-properties officeooo:rsid="0041a321"/>
    </style:style>
    <style:style style:name="T12" style:family="text">
      <style:text-properties officeooo:rsid="004641b3"/>
    </style:style>
    <style:style style:name="T13" style:family="text">
      <style:text-properties fo:color="#000000" fo:font-weight="normal" officeooo:rsid="004641b3" style:font-weight-asian="normal" style:font-weight-complex="normal"/>
    </style:style>
    <style:style style:name="T14" style:family="text">
      <style:text-properties fo:color="#000000" fo:font-weight="bold" officeooo:rsid="0035633d" style:font-weight-asian="bold" style:font-weight-complex="bold"/>
    </style:style>
    <style:style style:name="T15" style:family="text">
      <style:text-properties officeooo:rsid="004bb959"/>
    </style:style>
    <style:style style:name="T16" style:family="text">
      <style:text-properties fo:color="#9900ff" fo:font-weight="bold" style:font-weight-asian="bold" style:font-weight-complex="bold"/>
    </style:style>
    <style:style style:name="T17" style:family="text">
      <style:text-properties fo:color="#9900ff" fo:font-weight="bold" officeooo:rsid="004d55e2" style:font-weight-asian="bold" style:font-weight-complex="bold"/>
    </style:style>
    <style:style style:name="T18" style:family="text">
      <style:text-properties officeooo:rsid="004f5cd0"/>
    </style:style>
    <style:style style:name="T19" style:family="text">
      <style:text-properties officeooo:rsid="0051bb21"/>
    </style:style>
    <style:style style:name="T20" style:family="text">
      <style:text-properties officeooo:rsid="0052bf2a"/>
    </style:style>
    <style:style style:name="T21" style:family="text">
      <style:text-properties officeooo:rsid="0055e514"/>
    </style:style>
    <style:style style:name="T22" style:family="text">
      <style:text-properties officeooo:rsid="0056a1a5"/>
    </style:style>
    <style:style style:name="T23" style:family="text">
      <style:text-properties officeooo:rsid="00587098"/>
    </style:style>
    <style:style style:name="T24" style:family="text">
      <style:text-properties officeooo:rsid="0059199d"/>
    </style:style>
    <style:style style:name="T25" style:family="text">
      <style:text-properties officeooo:rsid="005adc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3068614513963227" text:style-name="L1">
        <text:list-header>
          <text:p text:style-name="P4">LECTURE #<text:span text:style-name="T4">1</text:span> – <text:span text:style-name="T4">HTML, CSS</text:span></text:p>
        </text:list-header>
      </text:list>
      <text:p text:style-name="P1"/>
      <text:list xml:id="list233229971911935" text:continue-numbering="true" text:style-name="L1">
        <text:list-item>
          <text:p text:style-name="P4"><text:span text:style-name="T14">GIT</text:span> </text:p>
          <text:list>
            <text:list-item>
              <text:p text:style-name="P5"><text:span text:style-name="T16">Branching </text:span><text:span text:style-name="T17">and merging</text:span></text:p>
              <text:list>
                <text:list-item>
                  <text:p text:style-name="P6">“<text:span text:style-name="T7">HEAD</text:span><text:span text:style-name="T5">” - where we currently are in the repository</text:span></text:p>
                </text:list-item>
                <text:list-item>
                  <text:p text:style-name="P19">git branch</text:p>
                  <text:list>
                    <text:list-item>
                      <text:p text:style-name="P7">list<text:span text:style-name="T11">s</text:span> all the branches currently in my repository</text:p>
                    </text:list-item>
                    <text:list-item>
                      <text:p text:style-name="P8">the * and green font indicate on which branch we’re currently</text:p>
                    </text:list-item>
                  </text:list>
                </text:list-item>
                <text:list-item>
                  <text:p text:style-name="P23">git branch &lt;branch_name&gt;</text:p>
                  <text:list>
                    <text:list-item>
                      <text:p text:style-name="P9">create<text:span text:style-name="T11">s</text:span> a new branch</text:p>
                    </text:list-item>
                  </text:list>
                </text:list-item>
                <text:list-item>
                  <text:p text:style-name="P24">git checkout &lt;branch_name&gt;</text:p>
                  <text:list>
                    <text:list-item>
                      <text:p text:style-name="P10">I want to move where I currently am on the repository to somewhere else </text:p>
                    </text:list-item>
                  </text:list>
                </text:list-item>
                <text:list-item>
                  <text:p text:style-name="P25">git <text:span text:style-name="T11">commit -am “&lt;commit_msg&gt;”</text:span></text:p>
                  <text:list>
                    <text:list-item>
                      <text:p text:style-name="P11">Combines the add and commit steps </text:p>
                    </text:list-item>
                  </text:list>
                </text:list-item>
                <text:list-item>
                  <text:p text:style-name="P14"><text:span text:style-name="T6">git </text:span><text:span text:style-name="T8">log </text:span><text:span text:style-name="T10">shows only the commit history of the current branch </text:span></text:p>
                </text:list-item>
                <text:list-item>
                  <text:p text:style-name="P26">git <text:span text:style-name="T12">merge &lt;branch_name&gt; </text:span><text:span text:style-name="T13">(from master branch)</text:span></text:p>
                  <text:list>
                    <text:list-item>
                      <text:p text:style-name="P12">Incorporates changes made in a different branch</text:p>
                    </text:list-item>
                  </text:list>
                </text:list-item>
                <text:list-item>
                  <text:p text:style-name="P13">When I create a branch on my computer it currently only exists on my computer; it’ll only be reflected on Github after I push it.</text:p>
                  <text:list>
                    <text:list-item>
                      <text:p text:style-name="P13">If you try to push it after creating a local copy, you get an error message:</text:p>
                      <text:list>
                        <text:list-item>
                          <text:p text:style-name="P15">“The current branch feature has no upstream branch...”</text:p>
                        </text:list-item>
                      </text:list>
                    </text:list-item>
                    <text:list-item>
                      <text:p text:style-name="P13">To push the current branch, do</text:p>
                      <text:list>
                        <text:list-item>
                          <text:p text:style-name="P27">git push –set-upstream origin &lt;branch_name&gt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Remotes</text:p>
              <text:list>
                <text:list-item>
                  <text:p text:style-name="P31">version of the repository that <text:span text:style-name="T15">lives</text:span> somewhere else</text:p>
                  <text:list>
                    <text:list-item>
                      <text:p text:style-name="P33">both have their own branches</text:p>
                    </text:list-item>
                  </text:list>
                </text:list-item>
                <text:list-item>
                  <text:p text:style-name="P20">git <text:span text:style-name="T18">fetch</text:span></text:p>
                  <text:list>
                    <text:list-item>
                      <text:p text:style-name="P34"><text:span text:style-name="T11">updates locally the branch based on the “</text:span><text:span text:style-name="T9">origin</text:span><text:span text:style-name="T11">” remote (Github)</text:span></text:p>
                    </text:list-item>
                    <text:list-item>
                      <text:p text:style-name="P21">git <text:span text:style-name="T19">merge &lt;(e.g., origin/master)&gt;</text:span></text:p>
                      <text:list>
                        <text:list-item>
                          <text:p text:style-name="P35">makes my master branch go to the current point of origin/master</text:p>
                        </text:list-item>
                      </text:list>
                    </text:list-item>
                  </text:list>
                </text:list-item>
                <text:list-item>
                  <text:p text:style-name="P22">git <text:span text:style-name="T20">pull =git fetch + git merge origin/master</text:span></text:p>
                  <text:list>
                    <text:list-item>
                      <text:list>
                        <text:list-item>
                          <text:p text:style-name="P36">downloads and fast-forwards your local repositor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Forks</text:p>
            </text:list-item>
            <text:list-item>
              <text:p text:style-name="P30">Pull request</text:p>
              <text:list>
                <text:list-item>
                  <text:p text:style-name="P37">On Github: </text:p>
                  <text:list>
                    <text:list-item>
                      <text:p text:style-name="P32"><text:span text:style-name="T22">botao: </text:span><text:span text:style-name="T2">Compare &amp; pull request</text:span><text:span text:style-name="T21"> </text:span></text:p>
                    </text:list-item>
                    <text:list-item>
                      <text:p text:style-name="P32"><text:span text:style-name="T22">botao: </text:span><text:span text:style-name="T1">Create pull request</text:span></text:p>
                    </text:list-item>
                    <text:list-item>
                      <text:p text:style-name="P32">Na aba <text:span text:style-name="T1">Pull requests, </text:span><text:span text:style-name="T22">quem for o dono do repository pode ver as mudancas propostas, etc. </text:span></text:p>
                      <text:list>
                        <text:list-item>
                          <text:p text:style-name="P38">you may give/receive feedback, discuss, etc</text:p>
                        </text:list-item>
                      </text:list>
                    </text:list-item>
                  </text:list>
                  <text:p text:style-name="P6"/>
                </text:list-item>
              </text:list>
            </text:list-item>
          </text:list>
        </text:list-item>
        <text:list-item>
          <text:p text:style-name="P16">HTML (<text:span text:style-name="T23">23:10</text:span>) – <text:span text:style-name="T24">ver </text:span></text:p>
          <text:list>
            <text:list-item>
              <text:p text:style-name="P18">How we can connect and interact with multiple different pages</text:p>
            </text:list-item>
          </text:list>
        </text:list-item>
        <text:list-item>
          <text:p text:style-name="P17"><text:span text:style-name="T25">CSS</text:span> (<text:span text:style-name="T25">38:30</text:span>) – <text:span text:style-name="T24">ver </text:span></text:p>
        </text:list-item>
      </text:list>
      <text:p text:style-name="P2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23:32:27.880366631</dc:date>
    <meta:editing-duration>PT7H8M31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04" meta:character-count="1608" meta:non-whitespace-character-count="1373"/>
  </office:meta>
</office:document-meta>
</file>